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808080" fo:font-family="'Times New Roman'" style:font-family-generic="roman" style:font-pitch="variable" fo:font-size="12pt" fo:language="en" fo:country="US" style:font-size-asian="12pt" style:font-size-complex="12pt"/>
    </style:style>
    <style:style style:name="P3" style:family="paragraph">
      <style:text-properties fo:color="#808080" fo:font-family="'Times New Roman'" style:font-family-generic="roman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1" style:family="text">
      <style:text-properties fo:color="#808080" fo:font-family="'Times New Roman'" style:font-family-generic="roman" style:font-pitch="variable" fo:font-size="12pt" fo:language="en" fo:country="US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69cm" svg:height="1.269cm" svg:x="5.931cm" svg:y="1.631cm">
          <draw:image xlink:href="../../resources/images/twitter.png" xlink:type="simple" xlink:show="embed" xlink:actuate="onLoad">
            <text:p/>
          </draw:image>
        </draw:frame>
        <draw:frame draw:style-name="gr2" draw:text-style-name="P3" draw:layer="layout" svg:width="2.183cm" svg:height="0.734cm" svg:x="5.417cm" svg:y="2.566cm">
          <draw:text-box>
            <text:p text:style-name="P2"><text:span text:style-name="T1">Follow 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eki Gulcu</meta:initial-creator>
    <meta:creation-date>2013-05-02T01:16:36.68</meta:creation-date>
    <dc:date>2013-05-02T01:33:22.23</dc:date>
    <dc:creator>Ceki Gulcu</dc:creator>
    <meta:editing-duration>PT00H01M35S</meta:editing-duration>
    <meta:editing-cycles>1</meta:editing-cycles>
    <meta:document-statistic meta:object-count="2"/>
    <meta:generator>OpenOffice.org/3.2$Win32 OpenOffice.org_project/320m18$Build-9502</meta:generator>
  </office:meta>
</office:document-meta>
</file>